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DejaVu Sans" svg:font-family="'DejaVu Sans'"/>
    <style:font-face style:name="Montserrat" svg:font-family="Montserrat, sans-serif"/>
    <style:font-face style:name="Open Sans" svg:font-family="'Open Sans', Arial, sans-serif"/>
    <style:font-face style:name="SFMono-Regular" svg:font-family="SFMono-Regular, Menlo, Monaco, Consolas, 'Liberation Mono', 'Courier New', monospace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apple-system" svg:font-family="apple-system, BlinkMacSystemFont, 'Segoe UI', Roboto, Oxygen, Ubuntu, 'Fira Sans', 'Droid Sans', 'Helvetica Neue', sans-serif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8dd9"/>
    </style:style>
    <style:style style:name="P2" style:family="paragraph" style:parent-style-name="Preformatted_20_Text">
      <style:text-properties officeooo:paragraph-rsid="00615595"/>
    </style:style>
    <style:style style:name="P3" style:family="paragraph" style:parent-style-name="Preformatted_20_Text">
      <style:text-properties officeooo:paragraph-rsid="006d97c0"/>
    </style:style>
    <style:style style:name="P4" style:family="paragraph" style:parent-style-name="Preformatted_20_Text">
      <style:text-properties officeooo:paragraph-rsid="007edb8c"/>
    </style:style>
    <style:style style:name="P5" style:family="paragraph" style:parent-style-name="Preformatted_20_Text">
      <style:text-properties style:font-name="Liberation Mono" fo:font-size="10pt" officeooo:paragraph-rsid="001512f7" style:font-size-asian="10pt" style:font-size-complex="10pt"/>
    </style:style>
    <style:style style:name="P6" style:family="paragraph" style:parent-style-name="Preformatted_20_Text">
      <style:text-properties style:font-name="Liberation Mono" fo:font-size="10pt" officeooo:paragraph-rsid="0012328f" style:font-size-asian="10pt" style:font-size-complex="10pt"/>
    </style:style>
    <style:style style:name="P7" style:family="paragraph" style:parent-style-name="Preformatted_20_Text">
      <style:text-properties style:font-name="Liberation Mono" fo:font-size="10pt" officeooo:paragraph-rsid="001d4160" style:font-size-asian="10pt" style:font-size-complex="10pt"/>
    </style:style>
    <style:style style:name="P8" style:family="paragraph" style:parent-style-name="Preformatted_20_Text">
      <style:text-properties style:font-name="Liberation Mono" fo:font-size="10pt" officeooo:paragraph-rsid="002e7f0e" style:font-size-asian="10pt" style:font-size-complex="10pt"/>
    </style:style>
    <style:style style:name="P9" style:family="paragraph" style:parent-style-name="Preformatted_20_Text">
      <style:text-properties style:font-name="Liberation Mono" fo:font-size="10pt" officeooo:paragraph-rsid="00128dd9" style:font-size-asian="10pt" style:font-size-complex="10pt"/>
    </style:style>
    <style:style style:name="P10" style:family="paragraph" style:parent-style-name="Preformatted_20_Text">
      <style:text-properties style:font-name="Liberation Mono" fo:font-size="10pt" officeooo:paragraph-rsid="006d97c0" style:font-size-asian="10pt" style:font-size-complex="10pt"/>
    </style:style>
    <style:style style:name="P11" style:family="paragraph" style:parent-style-name="Preformatted_20_Text">
      <style:text-properties style:font-name="Liberation Mono" fo:font-size="10pt" officeooo:paragraph-rsid="0048e0ce" style:font-size-asian="10pt" style:font-size-complex="10pt"/>
    </style:style>
    <style:style style:name="P12" style:family="paragraph" style:parent-style-name="Preformatted_20_Text">
      <style:text-properties style:font-name="Liberation Mono" fo:font-size="10pt" officeooo:paragraph-rsid="0028e419" style:font-size-asian="10pt" style:font-size-complex="10pt"/>
    </style:style>
    <style:style style:name="P13" style:family="paragraph" style:parent-style-name="Preformatted_20_Text">
      <style:text-properties style:font-name="Liberation Mono" fo:font-size="10pt" officeooo:paragraph-rsid="00754502" style:font-size-asian="10pt" style:font-size-complex="10pt"/>
    </style:style>
    <style:style style:name="P14" style:family="paragraph" style:parent-style-name="Preformatted_20_Text">
      <style:text-properties style:font-name="Liberation Mono" fo:font-size="10pt" officeooo:paragraph-rsid="00546941" style:font-size-asian="10pt" style:font-size-complex="10pt"/>
    </style:style>
    <style:style style:name="P15" style:family="paragraph" style:parent-style-name="Preformatted_20_Text">
      <style:text-properties style:font-name="Liberation Mono" fo:font-size="10pt" officeooo:paragraph-rsid="0079148c" style:font-size-asian="10pt" style:font-size-complex="10pt"/>
    </style:style>
    <style:style style:name="P16" style:family="paragraph" style:parent-style-name="Preformatted_20_Text">
      <style:text-properties style:font-name="Liberation Mono" fo:font-size="10pt" officeooo:paragraph-rsid="00615595" style:font-size-asian="10pt" style:font-size-complex="10pt"/>
    </style:style>
    <style:style style:name="P17" style:family="paragraph" style:parent-style-name="Preformatted_20_Text">
      <style:text-properties style:font-name="Liberation Mono" fo:font-size="10pt" fo:language="en" fo:country="US" officeooo:rsid="00568935" officeooo:paragraph-rsid="00568935" style:font-size-asian="10pt" style:font-size-complex="10pt"/>
    </style:style>
    <style:style style:name="P18" style:family="paragraph" style:parent-style-name="Preformatted_20_Text">
      <style:text-properties style:font-name="Liberation Mono" fo:font-size="10pt" fo:language="en" fo:country="US" officeooo:rsid="00506f1f" officeooo:paragraph-rsid="00128dd9" style:font-size-asian="10pt" style:font-size-complex="10pt"/>
    </style:style>
    <style:style style:name="P19" style:family="paragraph" style:parent-style-name="Preformatted_20_Text">
      <style:text-properties style:font-name="Liberation Mono" fo:font-size="10pt" fo:language="en" fo:country="US" officeooo:rsid="00523a14" officeooo:paragraph-rsid="00128dd9" style:font-size-asian="10pt" style:font-size-complex="10pt"/>
    </style:style>
    <style:style style:name="P20" style:family="paragraph" style:parent-style-name="Preformatted_20_Text">
      <style:text-properties style:font-name="Liberation Mono" fo:font-size="10pt" fo:language="en" fo:country="US" officeooo:rsid="0029ba4d" officeooo:paragraph-rsid="00128dd9" style:font-size-asian="10pt" style:font-size-complex="10pt"/>
    </style:style>
    <style:style style:name="P21" style:family="paragraph" style:parent-style-name="Preformatted_20_Text">
      <style:text-properties officeooo:paragraph-rsid="008a3673"/>
    </style:style>
    <style:style style:name="P22" style:family="paragraph" style:parent-style-name="Text_20_body" style:list-style-name="L1">
      <style:paragraph-properties fo:margin-top="0cm" fo:margin-bottom="0.212cm" style:contextual-spacing="false" style:line-height-at-least="0.508cm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23" style:family="paragraph" style:parent-style-name="Text_20_body" style:list-style-name="L1">
      <style:paragraph-properties fo:margin-top="0cm" fo:margin-bottom="0.212cm" style:contextual-spacing="false" style:line-height-at-least="0.508cm" fo:orphans="2" fo:widows="2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style:font-name="Liberation Mono" fo:font-size="10pt" fo:language="ru" fo:country="RU" style:font-size-asian="10pt" style:font-size-complex="10pt"/>
    </style:style>
    <style:style style:name="T2" style:family="text">
      <style:text-properties style:font-name="Liberation Mono" fo:font-size="10pt" fo:language="ru" fo:country="RU" officeooo:rsid="00415882" style:font-size-asian="10pt" style:font-size-complex="10pt"/>
    </style:style>
    <style:style style:name="T3" style:family="text">
      <style:text-properties style:font-name="Liberation Mono" fo:font-size="10pt" fo:language="ru" fo:country="RU" officeooo:rsid="006cb597" style:font-size-asian="10pt" style:font-size-complex="10pt"/>
    </style:style>
    <style:style style:name="T4" style:family="text">
      <style:text-properties style:font-name="Liberation Mono" fo:font-size="10pt" fo:language="ru" fo:country="RU" officeooo:rsid="0028e419" style:font-size-asian="10pt" style:font-size-complex="10pt"/>
    </style:style>
    <style:style style:name="T5" style:family="text">
      <style:text-properties style:font-name="Liberation Mono" fo:font-size="10pt" fo:language="ru" fo:country="RU" officeooo:rsid="005d8bb2" style:font-size-asian="10pt" style:font-size-complex="10pt"/>
    </style:style>
    <style:style style:name="T6" style:family="text">
      <style:text-properties style:font-name="Liberation Mono" fo:font-size="10pt" fo:language="ru" fo:country="RU" officeooo:rsid="007bb28a" style:font-size-asian="10pt" style:font-size-complex="10pt"/>
    </style:style>
    <style:style style:name="T7" style:family="text">
      <style:text-properties style:font-name="Liberation Mono" fo:font-size="10pt" fo:language="ru" fo:country="RU" officeooo:rsid="007d429a" style:font-size-asian="10pt" style:font-size-complex="10pt"/>
    </style:style>
    <style:style style:name="T8" style:family="text">
      <style:text-properties style:font-name="Liberation Mono" fo:font-size="10pt" fo:language="en" fo:country="US" officeooo:rsid="0028e419" style:font-size-asian="10pt" style:font-size-complex="10pt"/>
    </style:style>
    <style:style style:name="T9" style:family="text">
      <style:text-properties style:font-name="Liberation Mono" fo:font-size="10pt" fo:language="en" fo:country="US" officeooo:rsid="006cb597" style:font-size-asian="10pt" style:font-size-complex="10pt"/>
    </style:style>
    <style:style style:name="T10" style:family="text">
      <style:text-properties style:font-name="Liberation Mono" fo:font-size="10pt" fo:language="en" fo:country="US" officeooo:rsid="007bb28a" style:font-size-asian="10pt" style:font-size-complex="10pt"/>
    </style:style>
    <style:style style:name="T11" style:family="text">
      <style:text-properties style:font-name="Liberation Mono" fo:font-size="10pt" style:font-size-asian="10pt" style:font-size-complex="10pt"/>
    </style:style>
    <style:style style:name="T12" style:family="text">
      <style:text-properties style:font-name="Liberation Mono" fo:font-size="10pt" officeooo:rsid="0046edde" style:font-size-asian="10pt" style:font-size-complex="10pt"/>
    </style:style>
    <style:style style:name="T13" style:family="text">
      <style:text-properties style:font-name="Liberation Mono" fo:font-size="10pt" fo:language="be" fo:country="BY" officeooo:rsid="007bb28a" style:font-size-asian="10pt" style:font-size-complex="10pt"/>
    </style:style>
    <style:style style:name="T14" style:family="text">
      <style:text-properties officeooo:rsid="00183e5d"/>
    </style:style>
    <style:style style:name="T15" style:family="text">
      <style:text-properties officeooo:rsid="0019378e"/>
    </style:style>
    <style:style style:name="T16" style:family="text">
      <style:text-properties officeooo:rsid="0019e109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9e109"/>
    </style:style>
    <style:style style:name="T19" style:family="text">
      <style:text-properties fo:language="en" fo:country="US" officeooo:rsid="0022c9e6"/>
    </style:style>
    <style:style style:name="T20" style:family="text">
      <style:text-properties fo:language="en" fo:country="US" officeooo:rsid="0023a7cf"/>
    </style:style>
    <style:style style:name="T21" style:family="text">
      <style:text-properties fo:language="en" fo:country="US" officeooo:rsid="0024b73b"/>
    </style:style>
    <style:style style:name="T22" style:family="text">
      <style:text-properties fo:language="en" fo:country="US" officeooo:rsid="00253467"/>
    </style:style>
    <style:style style:name="T23" style:family="text">
      <style:text-properties fo:language="en" fo:country="US" officeooo:rsid="00266993"/>
    </style:style>
    <style:style style:name="T24" style:family="text">
      <style:text-properties fo:language="en" fo:country="US" officeooo:rsid="0028e419"/>
    </style:style>
    <style:style style:name="T25" style:family="text">
      <style:text-properties fo:language="en" fo:country="US" officeooo:rsid="0029ba4d"/>
    </style:style>
    <style:style style:name="T26" style:family="text">
      <style:text-properties fo:language="en" fo:country="US" officeooo:rsid="002c3998"/>
    </style:style>
    <style:style style:name="T27" style:family="text">
      <style:text-properties fo:language="en" fo:country="US" officeooo:rsid="0034e651"/>
    </style:style>
    <style:style style:name="T28" style:family="text">
      <style:text-properties fo:language="en" fo:country="US" officeooo:rsid="0038674d"/>
    </style:style>
    <style:style style:name="T29" style:family="text">
      <style:text-properties fo:language="en" fo:country="US" officeooo:rsid="003e3cde"/>
    </style:style>
    <style:style style:name="T30" style:family="text">
      <style:text-properties fo:language="en" fo:country="US" officeooo:rsid="0040483d"/>
    </style:style>
    <style:style style:name="T31" style:family="text">
      <style:text-properties fo:language="en" fo:country="US" officeooo:rsid="00431dcb"/>
    </style:style>
    <style:style style:name="T32" style:family="text">
      <style:text-properties fo:language="en" fo:country="US" officeooo:rsid="00506f1f"/>
    </style:style>
    <style:style style:name="T33" style:family="text">
      <style:text-properties fo:language="en" fo:country="US" officeooo:rsid="00523a14"/>
    </style:style>
    <style:style style:name="T34" style:family="text">
      <style:text-properties fo:language="en" fo:country="US" officeooo:rsid="00591cfd"/>
    </style:style>
    <style:style style:name="T35" style:family="text">
      <style:text-properties fo:language="en" fo:country="US" officeooo:rsid="005adc5a"/>
    </style:style>
    <style:style style:name="T36" style:family="text">
      <style:text-properties fo:language="en" fo:country="US" officeooo:rsid="0079148c"/>
    </style:style>
    <style:style style:name="T37" style:family="text">
      <style:text-properties fo:language="en" fo:country="US" fo:font-weight="normal" officeooo:rsid="0066fb3d" style:font-name-asian="NSimSun1" style:font-weight-asian="normal" style:font-name-complex="Liberation Mono" style:font-weight-complex="normal"/>
    </style:style>
    <style:style style:name="T38" style:family="text">
      <style:text-properties fo:language="en" fo:country="US" officeooo:rsid="00944719"/>
    </style:style>
    <style:style style:name="T39" style:family="text">
      <style:text-properties fo:language="ru" fo:country="RU" officeooo:rsid="0019e109"/>
    </style:style>
    <style:style style:name="T40" style:family="text">
      <style:text-properties fo:language="ru" fo:country="RU" officeooo:rsid="002c3998"/>
    </style:style>
    <style:style style:name="T41" style:family="text">
      <style:text-properties fo:language="ru" fo:country="RU" officeooo:rsid="002e7f0e"/>
    </style:style>
    <style:style style:name="T42" style:family="text">
      <style:text-properties fo:language="ru" fo:country="RU" officeooo:rsid="0032082b"/>
    </style:style>
    <style:style style:name="T43" style:family="text">
      <style:text-properties fo:language="ru" fo:country="RU" officeooo:rsid="0023a7cf"/>
    </style:style>
    <style:style style:name="T44" style:family="text">
      <style:text-properties fo:language="ru" fo:country="RU" officeooo:rsid="00328b7c"/>
    </style:style>
    <style:style style:name="T45" style:family="text">
      <style:text-properties fo:language="ru" fo:country="RU" officeooo:rsid="003428dd"/>
    </style:style>
    <style:style style:name="T46" style:family="text">
      <style:text-properties fo:language="ru" fo:country="RU" officeooo:rsid="0038674d"/>
    </style:style>
    <style:style style:name="T47" style:family="text">
      <style:text-properties fo:language="ru" fo:country="RU" officeooo:rsid="003ed605"/>
    </style:style>
    <style:style style:name="T48" style:family="text">
      <style:text-properties fo:language="ru" fo:country="RU" officeooo:rsid="00415882"/>
    </style:style>
    <style:style style:name="T49" style:family="text">
      <style:text-properties fo:language="ru" fo:country="RU" officeooo:rsid="00431dcb"/>
    </style:style>
    <style:style style:name="T50" style:family="text">
      <style:text-properties fo:language="ru" fo:country="RU" officeooo:rsid="00459d0e"/>
    </style:style>
    <style:style style:name="T51" style:family="text">
      <style:text-properties fo:language="ru" fo:country="RU" officeooo:rsid="00546056"/>
    </style:style>
    <style:style style:name="T52" style:family="text">
      <style:text-properties fo:language="ru" fo:country="RU" officeooo:rsid="00591cfd"/>
    </style:style>
    <style:style style:name="T53" style:family="text">
      <style:text-properties fo:language="ru" fo:country="RU" officeooo:rsid="0079148c"/>
    </style:style>
    <style:style style:name="T54" style:family="text">
      <style:text-properties fo:language="ru" fo:country="RU" fo:font-weight="normal" officeooo:rsid="0066fb3d" style:font-name-asian="NSimSun1" style:font-weight-asian="normal" style:font-name-complex="Liberation Mono" style:font-weight-complex="normal"/>
    </style:style>
    <style:style style:name="T55" style:family="text">
      <style:text-properties fo:language="ru" fo:country="RU" officeooo:rsid="00944719"/>
    </style:style>
    <style:style style:name="T56" style:family="text">
      <style:text-properties fo:language="ru" fo:country="RU" officeooo:rsid="00963538"/>
    </style:style>
    <style:style style:name="T57" style:family="text">
      <style:text-properties fo:language="ru" fo:country="RU" officeooo:rsid="009708b4"/>
    </style:style>
    <style:style style:name="T58" style:family="text">
      <style:text-properties officeooo:rsid="001a031e"/>
    </style:style>
    <style:style style:name="T59" style:family="text">
      <style:text-properties officeooo:rsid="0022c9e6"/>
    </style:style>
    <style:style style:name="T60" style:family="text">
      <style:text-properties officeooo:rsid="0023a7cf"/>
    </style:style>
    <style:style style:name="T61" style:family="text">
      <style:text-properties fo:language="be" fo:country="BY" officeooo:rsid="00415882"/>
    </style:style>
    <style:style style:name="T62" style:family="text">
      <style:text-properties officeooo:rsid="0029ba4d"/>
    </style:style>
    <style:style style:name="T63" style:family="text">
      <style:text-properties officeooo:rsid="002b8c6b"/>
    </style:style>
    <style:style style:name="T64" style:family="text">
      <style:text-properties fo:font-variant="normal" fo:text-transform="none" fo:color="#313539" loext:opacity="100%" style:font-name="Liberation Mono" fo:font-size="10pt" fo:letter-spacing="normal" fo:font-style="normal" fo:font-weight="normal" style:font-size-asian="10pt" style:font-size-complex="10pt"/>
    </style:style>
    <style:style style:name="T65" style:family="text">
      <style:text-properties fo:font-variant="normal" fo:text-transform="none" fo:color="#313539" loext:opacity="100%" style:font-name="Liberation Mono" fo:font-size="10pt" fo:letter-spacing="normal" fo:font-style="normal" fo:font-weight="normal" officeooo:rsid="003ca4c4" style:font-size-asian="10pt" style:font-size-complex="10pt"/>
    </style:style>
    <style:style style:name="T66" style:family="text">
      <style:text-properties fo:font-variant="normal" fo:text-transform="none" fo:color="#313539" loext:opacity="100%" style:font-name="Liberation Mono" fo:font-size="10pt" fo:letter-spacing="normal" style:font-size-asian="10pt" style:font-size-complex="10pt"/>
    </style:style>
    <style:style style:name="T67" style:family="text">
      <style:text-properties fo:font-variant="normal" fo:text-transform="none" fo:color="#313539" loext:opacity="100%" style:font-name="Liberation Mono" fo:font-size="10pt" fo:letter-spacing="normal" fo:language="en" fo:country="US" fo:font-style="normal" fo:font-weight="normal" officeooo:rsid="003ca4c4" style:font-size-asian="10pt" style:font-size-complex="10pt"/>
    </style:style>
    <style:style style:name="T68" style:family="text">
      <style:text-properties fo:font-variant="normal" fo:text-transform="none" fo:color="#313539" loext:opacity="100%" style:font-name="Liberation Mono" fo:font-size="10pt" fo:letter-spacing="normal" fo:language="ru" fo:country="RU" fo:font-style="normal" fo:font-weight="normal" officeooo:rsid="003ca4c4" style:font-size-asian="10pt" style:font-size-complex="10pt"/>
    </style:style>
    <style:style style:name="T69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70" style:family="text">
      <style:text-properties fo:font-variant="normal" fo:text-transform="none" fo:color="#000000" loext:opacity="100%" fo:letter-spacing="normal" fo:language="be" fo:country="BY" fo:font-style="normal" fo:font-weight="normal" officeooo:rsid="0070fece" loext:padding="0cm" loext:border="none"/>
    </style:style>
    <style:style style:name="T71" style:family="text">
      <style:text-properties fo:font-variant="normal" fo:text-transform="none" fo:color="#000000" loext:opacity="100%" fo:letter-spacing="normal" fo:language="be" fo:country="BY" fo:font-style="normal" fo:font-weight="normal" officeooo:rsid="00746428" loext:padding="0cm" loext:border="none"/>
    </style:style>
    <style:style style:name="T72" style:family="text">
      <style:text-properties fo:font-variant="normal" fo:text-transform="none" fo:color="#000000" loext:opacity="100%" fo:letter-spacing="normal" fo:language="ru" fo:country="RU" fo:font-style="normal" fo:font-weight="normal" officeooo:rsid="0070fece" loext:padding="0cm" loext:border="none"/>
    </style:style>
    <style:style style:name="T73" style:family="text">
      <style:text-properties fo:font-variant="normal" fo:text-transform="none" fo:color="#000000" loext:opacity="100%" fo:letter-spacing="normal" fo:language="ru" fo:country="RU" fo:font-style="normal" fo:font-weight="normal" officeooo:rsid="00746428" loext:padding="0cm" loext:border="none"/>
    </style:style>
    <style:style style:name="T74" style:family="text">
      <style:text-properties fo:font-variant="normal" fo:text-transform="none" fo:color="#000000" loext:opacity="100%" fo:letter-spacing="normal" fo:language="ru" fo:country="RU" fo:font-style="normal" fo:font-weight="normal" officeooo:rsid="004a250f" style:font-name-asian="NSimSun1" style:font-name-complex="Liberation Mono"/>
    </style:style>
    <style:style style:name="T75" style:family="text">
      <style:text-properties fo:font-variant="normal" fo:text-transform="none" fo:color="#000000" loext:opacity="100%" fo:letter-spacing="normal" fo:language="ru" fo:country="RU" fo:font-style="normal" fo:font-weight="normal" officeooo:rsid="0048e0ce"/>
    </style:style>
    <style:style style:name="T76" style:family="text">
      <style:text-properties fo:font-variant="normal" fo:text-transform="none" fo:color="#000000" loext:opacity="100%" fo:letter-spacing="normal" fo:language="ru" fo:country="RU" fo:font-style="normal" style:text-underline-style="none" fo:font-weight="normal" officeooo:rsid="0070fece" loext:padding="0cm" loext:border="none"/>
    </style:style>
    <style:style style:name="T77" style:family="text">
      <style:text-properties fo:font-variant="normal" fo:text-transform="none" fo:color="#000000" loext:opacity="100%" fo:letter-spacing="normal" fo:language="en" fo:country="US" fo:font-style="normal" fo:font-weight="normal" officeooo:rsid="00746428" loext:padding="0cm" loext:border="none"/>
    </style:style>
    <style:style style:name="T78" style:family="text">
      <style:text-properties fo:font-variant="normal" fo:text-transform="none" fo:color="#000000" loext:opacity="100%" style:font-name="Liberation Mono" fo:font-size="10pt" fo:letter-spacing="normal" fo:language="ru" fo:country="RU" fo:font-style="normal" fo:font-weight="normal" style:font-size-asian="10pt" style:font-size-complex="10pt"/>
    </style:style>
    <style:style style:name="T79" style:family="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T80" style:family="text">
      <style:text-properties fo:font-variant="normal" fo:text-transform="none" fo:color="#000000" loext:opacity="100%" style:font-name="Liberation Mono" fo:font-size="10pt" fo:letter-spacing="normal" fo:font-style="normal" fo:font-weight="bold" style:font-size-asian="10pt" style:font-size-complex="10pt"/>
    </style:style>
    <style:style style:name="T81" style:family="text">
      <style:text-properties fo:font-variant="normal" fo:text-transform="none" fo:color="#242729" loext:opacity="100%" style:font-name="Liberation Mono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82" style:family="text">
      <style:text-properties fo:font-variant="normal" fo:text-transform="none" fo:color="#242729" loext:opacity="100%" style:font-name="Liberation Mono" fo:font-size="10pt" fo:letter-spacing="normal" fo:font-style="normal" fo:font-weight="normal" officeooo:rsid="0063a23b" style:font-size-asian="10pt" style:font-weight-asian="normal" style:font-size-complex="10pt" style:font-weight-complex="normal" loext:padding="0cm" loext:border="none"/>
    </style:style>
    <style:style style:name="T83" style:family="text">
      <style:text-properties fo:font-variant="normal" fo:text-transform="none" fo:color="#242729" loext:opacity="100%" fo:letter-spacing="normal" fo:language="ru" fo:country="RU" fo:font-style="normal" fo:font-weight="normal" officeooo:rsid="0079148c"/>
    </style:style>
    <style:style style:name="T84" style:family="text">
      <style:text-properties fo:font-variant="normal" fo:text-transform="none" fo:color="#4e443c" loext:opacity="100%" style:font-name="Liberation Mono" fo:font-size="10pt" fo:letter-spacing="normal" fo:language="en" fo:country="US" fo:font-style="normal" fo:font-weight="normal" officeooo:rsid="0028e419" style:font-size-asian="10pt" style:font-size-complex="10pt"/>
    </style:style>
    <style:style style:name="T85" style:family="text">
      <style:text-properties fo:font-variant="normal" fo:text-transform="none" fo:color="#4e443c" loext:opacity="100%" style:font-name="Liberation Mono" fo:font-size="10pt" fo:letter-spacing="normal" fo:language="en" fo:country="US" fo:font-style="normal" fo:font-weight="normal" officeooo:rsid="0028e419" fo:background-color="transparent" loext:char-shading-value="0" style:font-size-asian="10pt" style:font-size-complex="10pt"/>
    </style:style>
    <style:style style:name="T86" style:family="text">
      <style:text-properties fo:font-variant="normal" fo:text-transform="none" fo:color="#333333" loext:opacity="100%" style:font-name="Liberation Mono" fo:font-size="10pt" fo:letter-spacing="normal" fo:language="en" fo:country="US" fo:font-style="normal" fo:font-weight="normal" officeooo:rsid="0028e419" fo:background-color="transparent" loext:char-shading-value="0" style:font-size-asian="10pt" style:font-size-complex="10pt" loext:padding="0.049cm" loext:border="0.06pt solid #f5f5f5"/>
    </style:style>
    <style:style style:name="T87" style:family="text">
      <style:text-properties fo:font-variant="normal" fo:text-transform="none" fo:letter-spacing="normal" fo:language="be" fo:country="BY" fo:font-style="normal" fo:font-weight="normal" officeooo:rsid="0070fece" loext:padding="0cm" loext:border="none"/>
    </style:style>
    <style:style style:name="T88" style:family="text">
      <style:text-properties fo:font-variant="normal" fo:text-transform="none" fo:color="#212529" loext:opacity="100%" style:font-name="apple-system1" fo:font-size="9.60000038146973pt" fo:letter-spacing="normal" fo:font-style="normal" fo:font-weight="normal"/>
    </style:style>
    <style:style style:name="T89" style:family="text">
      <style:text-properties fo:font-variant="normal" fo:text-transform="none" fo:color="#212529" loext:opacity="100%" style:font-name="apple-system1" fo:font-size="9.60000038146973pt" fo:letter-spacing="normal" fo:font-style="normal" fo:font-weight="normal" style:font-size-asian="10pt" style:font-size-complex="10pt"/>
    </style:style>
    <style:style style:name="T90" style:family="text">
      <style:text-properties fo:font-variant="normal" fo:text-transform="none" fo:color="#212529" loext:opacity="100%" style:font-name="apple-system1" fo:font-size="10pt" fo:letter-spacing="normal" fo:font-style="normal" fo:font-weight="normal" style:font-size-asian="10pt" style:font-size-complex="10pt"/>
    </style:style>
    <style:style style:name="T91" style:family="text">
      <style:text-properties fo:font-variant="normal" fo:text-transform="none" fo:color="#e83e8c" loext:opacity="100%" style:font-name="SFMono-Regular" fo:font-size="8.39999961853027pt" fo:letter-spacing="normal" fo:font-style="normal" fo:font-weight="normal"/>
    </style:style>
    <style:style style:name="T92" style:family="text">
      <style:text-properties fo:font-variant="normal" fo:text-transform="none" fo:color="#e83e8c" loext:opacity="100%" style:font-name="SFMono-Regular" fo:font-size="8.39999961853027pt" fo:letter-spacing="normal" fo:font-style="normal" fo:font-weight="normal" style:font-size-asian="10pt" style:font-size-complex="10pt"/>
    </style:style>
    <style:style style:name="T93" style:family="text">
      <style:text-properties fo:font-variant="normal" fo:text-transform="none" fo:color="#e83e8c" loext:opacity="100%" style:font-name="SFMono-Regular" fo:font-size="10pt" fo:letter-spacing="normal" fo:font-style="normal" fo:font-weight="normal" style:font-size-asian="10pt" style:font-size-complex="10pt"/>
    </style:style>
    <style:style style:name="T94" style:family="text">
      <style:text-properties officeooo:rsid="003e3cde"/>
    </style:style>
    <style:style style:name="T95" style:family="text">
      <style:text-properties officeooo:rsid="0040483d"/>
    </style:style>
    <style:style style:name="T96" style:family="text">
      <style:text-properties officeooo:rsid="00431dcb"/>
    </style:style>
    <style:style style:name="T97" style:family="text">
      <style:text-properties officeooo:rsid="0046edde"/>
    </style:style>
    <style:style style:name="T98" style:family="text">
      <style:text-properties fo:color="#000000" loext:opacity="100%" fo:language="ru" fo:country="RU" officeooo:rsid="0048e0ce"/>
    </style:style>
    <style:style style:name="T99" style:family="text">
      <style:text-properties officeooo:rsid="00506f1f"/>
    </style:style>
    <style:style style:name="T100" style:family="text">
      <style:text-properties officeooo:rsid="00523a14"/>
    </style:style>
    <style:style style:name="T101" style:family="text">
      <style:text-properties officeooo:rsid="00591cfd"/>
    </style:style>
    <style:style style:name="T102" style:family="text">
      <style:text-properties officeooo:rsid="005e0c8e"/>
    </style:style>
    <style:style style:name="T103" style:family="text">
      <style:text-properties officeooo:rsid="005f6b3f"/>
    </style:style>
    <style:style style:name="T104" style:family="text">
      <style:text-properties officeooo:rsid="001512f7" style:font-name-asian="NSimSun1" style:font-name-complex="Liberation Mono"/>
    </style:style>
    <style:style style:name="T105" style:family="text">
      <style:text-properties officeooo:rsid="00944719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Что такое система контроля версий, для чего ее используют? <text:line-break/><text:line-break/>Система <text:span text:style-name="T104">контроля</text:span> версиями (от англ. Version Control System, VCS или Revision Control System) — программное обеспечение для облегчения работы с изменяющейся информацие<text:span text:style-name="T14">й. </text:span><text:span text:style-name="T15">Используется для </text:span><text:span text:style-name="T16">синхронизации кодовой базы, совместной работы,а также </text:span><text:span text:style-name="T18">bug </text:span><text:span text:style-name="T39">трекинговой системы. Удобно узнать, кто, когда и зачем сделал изменения, что вытекает из совместной работы.</text:span><text:line-break/></text:p>
      <text:p text:style-name="P6">2. Какой принцип хранения файлов использует Git? <text:line-break/><text:line-break/><text:span text:style-name="T58">Хранит снимки состояний, а не изменений.<text:line-break/></text:span></text:p>
      <text:p text:style-name="P6">3. В чем отличие git от других систем контроля версий? </text:p>
      <text:p text:style-name="P7"><text:s/> Быстродействие и размер </text:p>
      <text:p text:style-name="P7"> <text:s/>Безопасность и целостность (хэш SHA) </text:p>
      <text:p text:style-name="P7"> <text:s/>Достоверность </text:p>
      <text:p text:style-name="P7"> <text:s/>Гибкость (нелинейные рабочие процессы – слияние, ветвление)  <text:s text:c="3"/></text:p>
      <text:p text:style-name="P7"><text:s text:c="3"/>Производительность (простое ветвление)  </text:p>
      <text:p text:style-name="P7"><text:s text:c="3"/>Функциональность<text:line-break/> </text:p>
      <text:p text:style-name="P6">4. В каких трех основных состояниях файлы могут находиться в Git ?<text:line-break/> <text:span text:style-name="T59">В модифицированном(</text:span><text:span text:style-name="T19">modified</text:span><text:span text:style-name="T59">(отредактирован)), индексированное(</text:span><text:span text:style-name="T19">staged</text:span><text:span text:style-name="T59">), зафиксированное (</text:span><text:span text:style-name="T19">committed</text:span><text:span text:style-name="T59">)<text:line-break/></text:span></text:p>
      <text:p text:style-name="P8">5. Что такое индексация файла? Какой командой она выполняется? <text:line-break/><text:span text:style-name="T60">Выполняется командой </text:span><text:span text:style-name="T26">git add. </text:span><text:span text:style-name="T40">Индексация файла - это </text:span><text:span text:style-name="T41">определение </text:span><text:span text:style-name="T42">системой</text:span><text:span text:style-name="T41"> измененных файлов и добавление их в отслеживаемые файлы систем</text:span><text:span text:style-name="T42">ы</text:span><text:span text:style-name="T41"> контроля версий.</text:span><text:span text:style-name="T60"><text:line-break/></text:span></text:p>
      <text:p text:style-name="P6">6. Что такое фиксация файла? Какой командой она выполняется? <text:line-break/><text:span text:style-name="T60">Выполняется командой </text:span><text:span text:style-name="T20">git commit.</text:span><text:span text:style-name="T43"> </text:span><text:span text:style-name="T44">Фиксация файла — это </text:span><text:span text:style-name="T45">добавление индексированных файлов в историю снимков состояния.</text:span><text:span text:style-name="T20"><text:line-break/></text:span></text:p>
      <text:p text:style-name="P6">7. Продемонстрируйте команду проверки выбранных настроек. <text:line-break/><text:span text:style-name="T20">git </text:span><text:span text:style-name="T27">config --</text:span><text:span text:style-name="T20">list<text:line-break/></text:span></text:p>
      <text:p text:style-name="P6">8. Как инициализировать репозиторий в существующей папке? <text:line-break/><text:span text:style-name="T46">Находясь в этой папке, выполнить команду </text:span><text:span text:style-name="T28">g</text:span><text:span text:style-name="T21">it init<text:line-break/></text:span></text:p>
      <text:p text:style-name="P9">9. Как указать файлы, за которыми должна следить система? <text:line-break/><text:span text:style-name="T94">Не добавлять их в .</text:span><text:span text:style-name="T29">gitignore<text:line-break/></text:span><text:span text:style-name="T47">Проиндексировать их.<text:line-break/></text:span></text:p>
      <text:p text:style-name="P9">10. Как выполнить фиксацию изменений? <text:line-break/><text:span text:style-name="T95">С помощью команды </text:span><text:span text:style-name="T30">git commit<text:line-break/></text:span></text:p>
      <text:p text:style-name="P9">11. Какой командой определить состояния файлов? <text:line-break/><text:span text:style-name="T22">git status<text:line-break/></text:span></text:p>
      <text:p text:style-name="P3"><text:span text:style-name="T11">12. Для чего создается файл .gitignore? Поясните его структуру.<text:line-break/></text:span><text:span text:style-name="T2">Данный файл создается для того, чтобы не загружать ненужное в удаленный репозиторий и не засорять его. </text:span><text:span text:style-name="T3">При индексации файлы, указанные в .gi</text:span><text:span text:style-name="T9">ti</text:span><text:span text:style-name="T3">g</text:span><text:span text:style-name="T9">n</text:span><text:span text:style-name="T3">or</text:span><text:span text:style-name="T9">e не б</text:span><text:span text:style-name="T3">удут задействованы.</text:span><text:span text:style-name="T2"> </text:span><text:span text:style-name="T1"><text:s/><text:line-break/></text:span><text:span text:style-name="Strong_20_Emphasis"><text:span text:style-name="T78">Вот некоторые правила синтаксиса этого файла:</text:span></text:span></text:p>
      <text:list xml:id="list3643871693" text:style-name="L1">
        <text:list-item>
          <text:p text:style-name="P22">Одна строчка - одно правило,</text:p>
        </text:list-item>
        <text:list-item>
          <text:p text:style-name="P22">Пустые строки игнорируются,</text:p>
        </text:list-item>
        <text:list-item>
          <text:p text:style-name="P23"><text:span text:style-name="T79">Комментарии доступны через решётку(</text:span><text:span text:style-name="Strong_20_Emphasis"><text:span text:style-name="T80">#</text:span></text:span><text:span text:style-name="T79">) в начале строки,</text:span></text:p>
        </text:list-item>
        <text:list-item>
          <text:p text:style-name="P23"><text:span text:style-name="T79">Символ "</text:span><text:span text:style-name="Strong_20_Emphasis"><text:span text:style-name="T80">/</text:span></text:span><text:span text:style-name="T79">" в начале строки указывает, что правило применяется только к файлам и папкам, которые располагаются в той же папке, что и сам файл .gitignore,</text:span></text:p>
        </text:list-item>
        <text:list-item>
          <text:p text:style-name="P23"><text:soft-page-break/><text:span text:style-name="T79">Доступно использовать спецсимволы: звёздочка(</text:span><text:span text:style-name="Strong_20_Emphasis"><text:span text:style-name="T80">*</text:span></text:span><text:span text:style-name="T79">) заменяет любое количество символов(</text:span><text:span text:style-name="Emphasis"><text:span text:style-name="T79">ноль или больше</text:span></text:span><text:span text:style-name="T79">), вопросик(</text:span><text:span text:style-name="Strong_20_Emphasis"><text:span text:style-name="T80">?</text:span></text:span><text:span text:style-name="T79">) заменяет </text:span><text:span text:style-name="Emphasis"><text:span text:style-name="T79">от нуля до одного символа</text:span></text:span><text:span text:style-name="T79">. Можно размещать в любом месте правила,</text:span></text:p>
        </text:list-item>
        <text:list-item>
          <text:p text:style-name="P23"><text:span text:style-name="T79">Две звёздочки(</text:span><text:span text:style-name="Strong_20_Emphasis"><text:span text:style-name="T80">**</text:span></text:span><text:span text:style-name="T79">) используются для указания любого количества поддиректорий</text:span></text:p>
        </text:list-item>
        <text:list-item>
          <text:p text:style-name="P23"><text:span text:style-name="T79">Восклицательный знак(</text:span><text:span text:style-name="Strong_20_Emphasis"><text:span text:style-name="T80">!</text:span></text:span><text:span text:style-name="T79">) в начале строки означает инвертирование правила, необходим для указания исключений из правил игнорирования,</text:span></text:p>
        </text:list-item>
        <text:list-item>
          <text:p text:style-name="P23"><text:span text:style-name="T79">Символ "</text:span><text:span text:style-name="Strong_20_Emphasis"><text:span text:style-name="T80">\</text:span></text:span><text:span text:style-name="T79">" используется для экранирования спецсимволов, например, чтобы </text:span><text:span text:style-name="Strong_20_Emphasis"><text:span text:style-name="T80">игнорировать</text:span></text:span><text:span text:style-name="T79"> файл с именем "</text:span><text:span text:style-name="Strong_20_Emphasis"><text:span text:style-name="T80">!readme!.txt</text:span></text:span><text:span text:style-name="T79">", нужно написать такое правило: "</text:span><text:span text:style-name="Strong_20_Emphasis"><text:span text:style-name="T80">\!readme!.txt</text:span></text:span><text:span text:style-name="T79">",</text:span></text:p>
        </text:list-item>
        <text:list-item>
          <text:p text:style-name="P23"><text:span text:style-name="T79">Для </text:span><text:span text:style-name="Strong_20_Emphasis"><text:span text:style-name="T80">игнорирования</text:span></text:span><text:span text:style-name="T79"> всей </text:span><text:span text:style-name="Strong_20_Emphasis"><text:span text:style-name="T80">директории</text:span></text:span><text:span text:style-name="T79">, правило </text:span><text:span text:style-name="Strong_20_Emphasis"><text:span text:style-name="T80">должно оканчиваться на слэш</text:span></text:span><text:span text:style-name="T79">(</text:span><text:span text:style-name="Strong_20_Emphasis"><text:span text:style-name="T80">/</text:span></text:span><text:span text:style-name="T79">), в противном случае правило считается именем файла.</text:span></text:p>
        </text:list-item>
      </text:list>
      <text:p text:style-name="P10"><text:line-break/></text:p>
      <text:p text:style-name="P9">13. Как используется команда git diff? <text:line-break/><text:span text:style-name="T61">Для просмотра </text:span><text:span text:style-name="T48">измененных фрагментов.</text:span><text:line-break/></text:p>
      <text:p text:style-name="P9">14. Как используется команда git commit? <text:line-break/><text:span text:style-name="T96">Для фиксации изменений. При </text:span><text:span text:style-name="T31">git commit -m </text:span><text:span text:style-name="T49">в кавычках после можно написать </text:span><text:span text:style-name="T50">сообщение</text:span><text:span text:style-name="T49"> к зафиксированному изменению.<text:line-break/></text:span></text:p>
      <text:p text:style-name="P21"><text:span text:style-name="T11">15. Как используется команда git log? Какие у нее есть параметры? <text:line-break/> </text:span><text:span text:style-name="T12">Используется для отслеживания в обратном хронологическом порядке списка сохраненных в данный репозиторий версий. Первым показываются самые первые фиксации. Показывается так же данные о том, кто сделал фиксацию и сообщение о ней.<text:line-break/></text:span><text:span text:style-name="T90">Один из наиболее полезных параметров — это </text:span><text:span text:style-name="Source_20_Text"><text:span text:style-name="T93">-p</text:span></text:span><text:span text:style-name="T90">, который показывает дельту (разницу/diff), привнесенную каждым коммитом. Вы также можете использовать </text:span><text:span text:style-name="Source_20_Text"><text:span text:style-name="T93">-2</text:span></text:span><text:span text:style-name="T90">, что ограничит вывод до 2-х последних записей.<text:line-break/>Чтобы получить дельту по словам вместо обычной дельты по строкам, нужно дописать после команды </text:span><text:span text:style-name="Source_20_Text"><text:span text:style-name="T93">git log -p</text:span></text:span><text:span text:style-name="T90"> опцию </text:span><text:span text:style-name="Source_20_Text"><text:span text:style-name="T93">--word-diff</text:span></text:span><text:span text:style-name="T90">. Дельты на уровне слов практически бесполезны при работе над программным кодом, но они буду очень кстати при работе над длинным текстом, таким как книга или диссертация. <text:s/></text:span><text:span text:style-name="T89">Добавленное слово заключено в </text:span><text:span text:style-name="Source_20_Text"><text:span text:style-name="T92">{+ +}</text:span></text:span><text:span text:style-name="T89">, а удалённое в </text:span><text:span text:style-name="Source_20_Text"><text:span text:style-name="T92">[- -]</text:span></text:span><text:span text:style-name="T89">.</text:span><text:span text:style-name="T90"> <text:line-break/></text:span><text:span text:style-name="T89">Как видно из лога, параметр </text:span><text:span text:style-name="Source_20_Text"><text:span text:style-name="T92">--stat</text:span></text:span><text:span text:style-name="T89"> выводит под каждым коммитом список изменённых файлов, количество изменённых файлов, а также количество добавленных и удалённых строк в этих файлах. Он также, как и при использовании опции </text:span><text:span text:style-name="Source_20_Text"><text:span text:style-name="T92">-p</text:span></text:span><text:span text:style-name="T89">, выводит сводную информацию в конце, после каждого коммита.</text:span></text:p>
      <text:p text:style-name="P24"><text:span text:style-name="Source_20_Text"><text:span text:style-name="T91">--pretty </text:span></text:span><text:span text:style-name="T88">позволяет изменить формат вывода лога. </text:span></text:p>
      <text:p text:style-name="P24"><text:span text:style-name="T88">Например, параметр </text:span><text:span text:style-name="Source_20_Text"><text:span text:style-name="T91">oneline</text:span></text:span><text:span text:style-name="T88"> выводит каждый коммит в одну строку. В дополнение к этому, параметры </text:span><text:span text:style-name="Source_20_Text"><text:span text:style-name="T91">short</text:span></text:span><text:span text:style-name="T88">, </text:span><text:span text:style-name="Source_20_Text"><text:span text:style-name="T91">full</text:span></text:span><text:span text:style-name="T88">, и </text:span><text:span text:style-name="Source_20_Text"><text:span text:style-name="T91">fuller</text:span></text:span><text:span text:style-name="T88">, практически не меняя формат вывода, позволяют выводить меньше или больше деталей соответственно:</text:span></text:p>
      <text:p text:style-name="P21"><text:span text:style-name="T88"><text:line-break/></text:span></text:p>
      <text:p text:style-name="P11">16. Как используется команда git commit –amend? <text:line-break/><text:span text:style-name="T74">Команда</text:span><text:span text:style-name="T75"> позволяет объединить проиндексированные изменения с предыдущим коммитом без создания нового коммита. Ее также можно использовать для простого редактирования комментария к предыдущему коммиту без изменения состояния кода в нем.  </text:span><text:span text:style-name="T98"> <text:s/><text:line-break/></text:span></text:p>
      <text:p text:style-name="P9">17. Как отобразить удаленные репозитории? <text:line-break/> <text:span text:style-name="T99">С помощью команды </text:span><text:span text:style-name="T32">git remote</text:span></text:p>
      <text:p text:style-name="P18"/>
      <text:p text:style-name="P9">18. Как извлечь данные из удаленного репозитория? <text:line-break/> <text:span text:style-name="T100">Это можно сделать с помощью команды</text:span><text:span text:style-name="T33"> git pull </text:span></text:p>
      <text:p text:style-name="P19"/>
      <text:p text:style-name="P9"><text:soft-page-break/>19. Как отправить данные в удаленный репозитроий? <text:line-break/><text:span text:style-name="T51">С помощью команды </text:span><text:span text:style-name="T23">git push</text:span></text:p>
      <text:p text:style-name="P12"><text:line-break/>20. Какая команда позволяет отобразить удаленные репозитории, связанные с текущим локальным?</text:p>
      <text:p text:style-name="P17">Git remote</text:p>
      <text:p text:style-name="P12"><text:s/></text:p>
      <text:p text:style-name="P12">21. <text:s/>Каким образом можно получить изменения из удаленного репозитория в локальный?</text:p>
      <text:p text:style-name="P12"><text:span text:style-name="T54">С помощью команды </text:span><text:span text:style-name="T37">git fetch</text:span><text:span text:style-name="T24"><text:line-break/></text:span><text:span text:style-name="T17"> </text:span></text:p>
      <text:p text:style-name="P13">22. Для чего используется команда fetch? В чем отличие команды fetch от pull? <text:line-break/><text:span text:style-name="T69">Данная команда связывается с указанным удалённым проектом и забирает все те данные проекта, которых у вас ещё нет.</text:span> <text:line-break/><text:span text:style-name="T70">Выполнение </text:span><text:span text:style-name="T87">git pull </text:span><text:span text:style-name="T70">извлекает (fetch) данные с сервера, с которого изначально склонировали, и автоматически пытается слить (merge) их с кодом, над которым в данный момент</text:span><text:span text:style-name="T72"> </text:span><text:span text:style-name="T71">и</text:span><text:span text:style-name="T73">дет работа.</text:span><text:span text:style-name="T77"> </text:span><text:span text:style-name="T76">git pull — это, по сути, команда git fetch, после которой сразу же следует git merge.  </text:span></text:p>
      <text:p text:style-name="P14"/>
      <text:p text:style-name="P15">23. Для чего используется команда merge? В чем отличие merge от rebase? <text:line-break/><text:span text:style-name="T101">Команда </text:span><text:span text:style-name="T34">merge </text:span><text:span text:style-name="T52">используется для слияния текущей ветви с заданной ветвью. <text:line-break/></text:span><text:span text:style-name="T53">Отличие команд </text:span><text:span text:style-name="T36">merge </text:span><text:span text:style-name="T53">и </text:span><text:span text:style-name="T36">rebase <text:s/></text:span><text:span text:style-name="T53">в том, что </text:span><text:span text:style-name="T83">rebase нужен для порядка (линейность истории), чтоб потом смотреть и понимать. rebase переносит коммиты поверх того, что было в результирующей ветке. merge оставляет коммиты, как есть, просто добавляя связующий коммит между ветками.</text:span><text:span text:style-name="T53"> </text:span><text:span text:style-name="T52"><text:line-break/></text:span></text:p>
      <text:p text:style-name="P9">24. <text:s/>Что такое pull request? </text:p>
      <text:p text:style-name="P1"><text:span text:style-name="Strong_20_Emphasis"><text:span text:style-name="T81">pull request — предложение изменения кода в чужом репозитории </text:span></text:span><text:span text:style-name="Strong_20_Emphasis"><text:span text:style-name="T82">с целью исправления багов, ошибок, конфликтов с другими приложениями, добавления новых функций, возможностей, стилевых правок и тд.</text:span></text:span></text:p>
      <text:p text:style-name="P1"><text:span text:style-name="Strong_20_Emphasis"><text:span text:style-name="T82"/></text:span></text:p>
      <text:p text:style-name="P9">25. <text:s/>Какая команда позволяет отобразить историю репозитория? <text:line-break/><text:span text:style-name="T24">Git </text:span><text:span text:style-name="T35">log<text:line-break/></text:span></text:p>
      <text:p text:style-name="P4"><text:span text:style-name="T11">26. Продемонстируйте создание новых веток в Git? Что такое ветвление? Что такое указатель HEAD? <text:line-break/></text:span><text:span text:style-name="T4">Создание новой ветки в Гит: <text:line-break/></text:span><text:span text:style-name="T8">git branch [</text:span><text:span text:style-name="T4">имя_ветки</text:span><text:span text:style-name="T8">]<text:line-break/></text:span><text:span text:style-name="T84">Ветка в Git — это простой перемещаемый указатель на один из коммитов. По умолчанию, имя основной ветки в Git — </text:span><text:span text:style-name="Source_20_Text"><text:span text:style-name="T86">master</text:span></text:span><text:span text:style-name="T85">. </text:span><text:span text:style-name="T8"> </text:span><text:span text:style-name="T5"><text:line-break/></text:span><text:span text:style-name="T13">Указатель </text:span><text:span text:style-name="T10">HEAD – </text:span><text:span text:style-name="T6">специальный указатель, указывающий на текущую </text:span><text:span text:style-name="T7">локальную</text:span><text:span text:style-name="T6"> ветку.</text:span><text:span text:style-name="T8"><text:line-break/></text:span></text:p>
      <text:p text:style-name="P9">27. Как используется команда git checkout? <text:line-break/><text:span text:style-name="T62">Используется для перехода в новую ветку </text:span><text:span text:style-name="T102">или же отмены фиксации файла.<text:line-break/></text:span><text:span text:style-name="T105">Так же </text:span><text:span text:style-name="T38">git checkout -b [</text:span><text:span text:style-name="T55">имя_файла</text:span><text:span text:style-name="T38">] </text:span><text:span text:style-name="T56">создает ветку и сразу же на </text:span><text:span text:style-name="T57">случается</text:span><text:span text:style-name="T56"> переход. <text:line-break/></text:span></text:p>
      <text:p text:style-name="P9">28. Как выполнить включение изменений из одной ветки в другую? <text:line-break/><text:span text:style-name="T25">Git merge <text:s text:c="2"/></text:span></text:p>
      <text:p text:style-name="P20"/>
      <text:p text:style-name="P9">29. Какие проблемы могут быть при слиянии и как они разрешаются? </text:p>
      <text:p text:style-name="P16"><text:span text:style-name="T62">При слиянии могут возникать конфликты, когда один и тот же файл отредактирован и закомичен, но еще не добавлен в удаленный репозиторий. Гит показывает в каком месте файла возникают сложности и нужно тогда из двух или более измененных файлов оставить один, или же отредактировать так, как это будет лучше для </text:span><text:span text:style-name="T63">кода и проекта в целом</text:span><text:span text:style-name="T62">. </text:span></text:p>
      <text:p text:style-name="P2"><text:span text:style-name="T11"><text:line-break/>30. Что такое GitLab?<text:line-break/></text:span><text:span text:style-name="Strong_20_Emphasis"><text:span text:style-name="T64">GitLab</text:span></text:span><text:span text:style-name="T66"> — </text:span><text:span text:style-name="T64">веб-приложение и система управления репозиториями программного кода для Git. </text:span><text:span text:style-name="T65">Появилась позже</text:span><text:span text:style-name="T67"> GirHub</text:span><text:span text:style-name="T68"> на 3 года(в 2011-ом). </text:span><text:span text:style-name="T1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'Helvetica Neue', Helvetica, sans-serif"/>
    <style:font-face style:name="DejaVu Sans" svg:font-family="'DejaVu Sans'"/>
    <style:font-face style:name="Montserrat" svg:font-family="Montserrat, sans-serif"/>
    <style:font-face style:name="Open Sans" svg:font-family="'Open Sans', Arial, sans-serif"/>
    <style:font-face style:name="SFMono-Regular" svg:font-family="SFMono-Regular, Menlo, Monaco, Consolas, 'Liberation Mono', 'Courier New', monospace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apple-system" svg:font-family="apple-system, BlinkMacSystemFont, 'Segoe UI', Roboto, Oxygen, Ubuntu, 'Fira Sans', 'Droid Sans', 'Helvetica Neue', sans-serif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08T12:07:20.809000000</dc:date>
    <meta:editing-duration>PT3H57M23S</meta:editing-duration>
    <meta:editing-cycles>99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54" meta:word-count="1093" meta:character-count="7736" meta:non-whitespace-character-count="6593"/>
  </office:meta>
</office:document-meta>
</file>